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text-properties fo:color="#666666" loext:opacity="100%" fo:font-style="italic" fo:font-weight="bold" officeooo:rsid="000fec34" officeooo:paragraph-rsid="000fec34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paragraph-rsid="000fec34"/>
    </style:style>
    <style:style style:name="P3" style:family="paragraph" style:parent-style-name="Standard">
      <style:text-properties officeooo:paragraph-rsid="0012db0d"/>
    </style:style>
    <style:style style:name="P4" style:family="paragraph" style:parent-style-name="Standard">
      <style:paragraph-properties fo:break-before="page"/>
      <style:text-properties officeooo:paragraph-rsid="0012db0d"/>
    </style:style>
    <style:style style:name="P5" style:family="paragraph" style:parent-style-name="Standard">
      <style:text-properties officeooo:rsid="0012db0d" officeooo:paragraph-rsid="0012db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7b64" style:font-weight-asian="bold" style:font-weight-complex="bold"/>
    </style:style>
    <style:style style:name="T3" style:family="text">
      <style:text-properties officeooo:rsid="00115599"/>
    </style:style>
    <style:style style:name="T4" style:family="text">
      <style:text-properties officeooo:rsid="0012db0d"/>
    </style:style>
    <style:style style:name="T5" style:family="text">
      <style:text-properties officeooo:rsid="001317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span text:style-name="T1">Pegunta. 1: Visualiza el vídeo </text:span><text:a xlink:type="simple" xlink:href="https://goo.gl/5YJV2G" text:style-name="Internet_20_link" text:visited-style-name="Visited_20_Internet_20_Link"><text:span text:style-name="T1">https://goo.gl/5YJV2G</text:span></text:a><text:span text:style-name="T1">. y el vídeo </text:span><text:a xlink:type="simple" xlink:href="https://youtu.be/eDKzR06bpd8" text:style-name="Internet_20_link" text:visited-style-name="Visited_20_Internet_20_Link"><text:span text:style-name="T1">https://youtu.be/eDKzR06bpd8</text:span></text:a><text:span text:style-name="T1"> ¿Quién era Von Neumann?</text:span></text:p>
      <text:p text:style-name="P2"><text:span text:style-name="T1"><text:tab/></text:span>John von Neumann fue uno de los mátemáticos más importantes de la historia moderna cuyo legado incluye, entre otras aportaciones, la arquitectura de computadores y las máquinas autorreplicantes</text:p>
      <text:p text:style-name="P2"/>
      <text:p text:style-name="Standard"/>
      <text:p text:style-name="Standard"><text:tab/><text:span text:style-name="T1">Pegunta. 2: ¿Qué elementos componen la CPU?</text:span></text:p>
      <text:p text:style-name="Standard"><text:tab/><text:span text:style-name="T3">UC dentro de esta se encuentra el reloj, el decodificador y el sequenciador.</text:span></text:p>
      <text:p text:style-name="Standard"><text:tab/><text:span text:style-name="T3">UP dentro de esta se encuentra los registros CP(contador de programa), RI(registro de instrucción) y la ALU(unidad aridmetico logica).</text:span></text:p>
      <text:p text:style-name="Standard"/>
      <text:p text:style-name="Standard"><text:tab/><text:span text:style-name="T1">Pegunta. 3: ¿Cuáles son los componentes de la arquitectura Von Neumann?</text:span></text:p>
      <text:p text:style-name="Standard"><text:tab/><text:span text:style-name="T3">CPU, memoria principal y buses de datos y direcciones.</text:span></text:p>
      <text:p text:style-name="Standard"/>
      <text:p text:style-name="Standard"><text:tab/><text:span text:style-name="T1">Pegunta. 4: ¿Cómo se conectan entre sí los diferentes elementos?</text:span></text:p>
      <text:p text:style-name="Standard"><text:tab/><text:span text:style-name="T3">Por buses de datos y direcciones</text:span></text:p>
      <text:p text:style-name="Standard"/>
      <text:p text:style-name="Standard"><text:tab/><text:span text:style-name="T1">Pegunta. 5: ¿De qué ejemplos habla de periféricos de entrada de entrada (INPUT)?</text:span></text:p>
      <text:p text:style-name="Standard"><text:tab/><text:span text:style-name="T3">Un raton, teclado, microfono, entre otros.</text:span></text:p>
      <text:p text:style-name="Standard"/>
      <text:p text:style-name="Standard"><text:tab/><text:span text:style-name="T1">Pegunta. 6: Investiga la arquitectura Harvard</text:span></text:p>
      <text:p text:style-name="Standard"><text:tab/>La arquitectura de Harvard es una arquitectura de computadora con pistas de almacenamiento y de señal físicamente separadas para las instrucciones y para los datos. El término proviene de la computadora Harvard Mark I basada en relés, que almacenaba las instrucciones sobre cintas perforadas (de 24 bits de ancho) y los datos en interruptores electromecánicos. Estas primeras máquinas tenían almacenamiento de datos totalmente contenido dentro la unidad central de proceso, y no proporcionaban acceso al almacenamiento de instrucciones como datos. Los programas necesitaban ser cargados por un operador; el procesador no podría arrancar por sí mismo.</text:p>
      <text:p text:style-name="Standard"/>
      <text:p text:style-name="Standard"><text:tab/><text:span text:style-name="T1">Pegunta. 7: ¿Qué es la ALU?¿Cuál es su tarea?</text:span></text:p>
      <text:p text:style-name="Standard"><text:tab/>La ALU o conocida en español como unidad logicoaritmética son las unidades dentro de una CPU o una GPU que literalmente se encargan de crujir números y por tanto son responsables de todos los cálculos matemáticos que se realizan varios miles de millones de veces por segundo en nuestros PCs.</text:p>
      <text:p text:style-name="Standard"/>
      <text:p text:style-name="Standard"><text:tab/><text:span text:style-name="T1">Pegunta. 8: ¿Quién controla la entrada, la salida, la ALU </text:span><text:span text:style-name="T2">y</text:span><text:span text:style-name="T1"> la memoria?</text:span></text:p>
      <text:p text:style-name="Standard"><text:tab/><text:span text:style-name="T4">La unidad de computo</text:span></text:p>
      <text:p text:style-name="Standard"/>
      <text:p text:style-name="P3"><text:tab/></text:p>
      <text:p text:style-name="P4"><text:tab/><text:span text:style-name="T1">Pegunta. 9: ¿Qué hace la unidad de memoria?</text:span></text:p>
      <text:p text:style-name="P3"><text:tab/><text:span text:style-name="T4">Almacena datos e intrucciones de procesamiento</text:span></text:p>
      <text:p text:style-name="Standard"/>
      <text:p text:style-name="Standard"><text:tab/><text:span text:style-name="T1">Pegunta. 10: ¿Para qué sirven los registros?</text:span></text:p>
      <text:p text:style-name="P5"><text:tab/>El CP es decir que orden se esta ejecutan, el RI sirve para tener una instrucción del programa guardado en el cpu y el rersto de registros sirve para almacenar datos o resultados temporalmente.</text:p>
      <text:p text:style-name="Standard"/>
      <text:p text:style-name="Standard"><text:tab/><text:span text:style-name="T1">Pegunta. 11: ¿Qué hace la Unidad de Control?</text:span></text:p>
      <text:p text:style-name="Standard"><text:tab/>Su función es buscar las instrucciones en la memoria principal, decodificarlas y ejecutarlas, empleando para ello la unidad de proceso.</text:p>
      <text:p text:style-name="Standard"/>
      <text:p text:style-name="Standard"><text:tab/><text:span text:style-name="T1">Pegunta. 12: ¿Cuál es la finalidad del <text:s/>Program Counter?</text:span></text:p>
      <text:p text:style-name="Standard"><text:tab/><text:span text:style-name="T5">E</text:span>s un registro del procesador de un computador que indica la posición donde está el procesador en su secuencia de instrucciones.</text:p>
      <text:p text:style-name="Standard"/>
      <text:p text:style-name="Standard"><text:tab/><text:span text:style-name="T1">Pegunta. 13: ¿Qué buses hay?</text:span></text:p>
      <text:p text:style-name="Standard"><text:tab/><text:span text:style-name="T5">Buses de datos, dirección y control.</text:span></text:p>
      <text:p text:style-name="Standard"/>
      <text:p text:style-name="Standard"><text:tab/><text:span text:style-name="T1">Pegunta. 14: ¿Qué hace cada uno de ellos?</text:span></text:p>
      <text:p text:style-name="Standard"><text:tab/><text:span text:style-name="T5">Bus de datos sirver para transladar una instrucción entera desde la memoria principal al CPU y viceversa </text:span></text:p>
      <text:p text:style-name="Standard"><text:tab/><text:span text:style-name="T5">Bus de dirección sirve para decirle al CPU la dirección que debe leer o escribir.</text:span></text:p>
      <text:p text:style-name="Standard"><text:tab/><text:span text:style-name="T5">Bus de control solo sirve para decirle al CPU si debe escribir o le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s" fo:country="E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s" fo:country="E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fo:font-style="italic" fo:font-weight="bold" officeooo:rsid="000fec34" officeooo:paragraph-rsid="000fec34" style:font-style-asian="italic" style:font-weight-asian="bold" style:font-style-complex="italic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SSF Modelo Von Neumann<text:tab/><text:tab/>Adrián Fuentes Hernánde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3:26:24.315563089</meta:creation-date>
    <dc:date>2021-09-21T14:12:34.536799170</dc:date>
    <meta:editing-duration>PT5M18S</meta:editing-duration>
    <meta:editing-cycles>1</meta:editing-cycles>
    <meta:document-statistic meta:table-count="0" meta:image-count="0" meta:object-count="0" meta:page-count="2" meta:paragraph-count="33" meta:word-count="499" meta:character-count="3158" meta:non-whitespace-character-count="2656"/>
    <meta:generator>LibreOffice/7.2.0.4$Linux_X86_64 LibreOffice_project/20$Build-4</meta:generator>
  </office:meta>
</office:document-meta>
</file>